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officeooo:paragraph-rsid="001f46f6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officeooo:rsid="00239260" officeooo:paragraph-rsid="001f46f6" style:language-asian="zxx" style:country-asian="none" style:language-complex="zxx" style:country-complex="none"/>
    </style:style>
    <style:style style:name="T1" style:family="text">
      <style:text-properties officeooo:rsid="00239260"/>
    </style:style>
    <style:style style:name="T2" style:family="text">
      <style:text-properties officeooo:rsid="001f46f6"/>
    </style:style>
    <style:style style:name="T3" style:family="text">
      <style:text-properties officeooo:rsid="00213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Σκοπός είναι η συναρμολόγηση ενός σκριπτ που θα διαβάζει το json αρχείο και θα πραγματοποιεί ορισμένες μετρήσεις σχετικές με τα περιεχόμενα αυτού. Σε πρώτη φάση, οι μετρήσεις αυτές θα ανακοινώνονται απλώς <text:span text:style-name="T1">στην </text:span>κονσόλα ως το output του σκριπτ. Μετέπειτα, τα αποτελέσματα του προγράμματος θα μπορούν να αξιοποιηθούν προκειμένου να λειφθούν αποφάσεις για την ποιότητα των αρχείων json. </text:p>
      <text:p text:style-name="P1"><text:tab/><text:span text:style-name="T2">Μερικά από τα στοιχεία που θα ελέγχονται για τα αρχεία json είναι πόσα δείγματα θα περιέχουν, πόσες δημοσιεύσεις </text:span><text:span text:style-name="T3">αναφέρονται</text:span><text:span text:style-name="T2">, πόσα δείγματα έχουν συντεταγμένες και σε πόσα αναφέρεται μόνο η χώρα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05T09:33:04.500975343</dc:date>
    <meta:editing-duration>PT36M39S</meta:editing-duration>
    <meta:editing-cycles>5</meta:editing-cycles>
    <meta:generator>LibreOffice/25.2.1.2$Linux_X86_64 LibreOffice_project/d3abf4aee5fd705e4a92bba33a32f40bc4e56f49</meta:generator>
    <meta:document-statistic meta:table-count="0" meta:image-count="0" meta:object-count="0" meta:page-count="1" meta:paragraph-count="2" meta:word-count="87" meta:character-count="580" meta:non-whitespace-character-count="492"/>
  </office:meta>
</office:document-meta>
</file>